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LLAVES DEL TIPO suma de todas las potencias el peor de todos los casos</text:p>
          </table:table-cell>
          <table:table-cell table:number-columns-repeated="4"/>
          <table:table-cell office:value-type="string">
            <text:p>TIEMPO O(P)</text:p>
          </table:table-cell>
          <table:table-cell table:number-columns-repeated="3"/>
          <table:table-cell office:value-type="string">
            <text:p>TIEMPO O(RAIZ DE P)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  <table:table-cell table:number-columns-repeated="2"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  <table:table-cell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3^i con tod</text:p>
          </table:table-cell>
          <table:table-cell office:value-type="float" office:value="4650">
            <text:p>4650</text:p>
          </table:table-cell>
          <table:table-cell table:formula="of:=[.D4]/[.M4]" office:value-type="float" office:value="1.06773823191734">
            <text:p>1,067738231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^i con tod</text:p>
          </table:table-cell>
          <table:table-cell office:value-type="float" office:value="4196">
            <text:p>419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^i con tod</text:p>
          </table:table-cell>
          <table:table-cell office:value-type="float" office:value="4355">
            <text:p>435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3^i con tod</text:p>
          </table:table-cell>
          <table:table-cell office:value-type="float" office:value="4771">
            <text:p>4771</text:p>
          </table:table-cell>
          <table:table-cell table:formula="of:=[.D5]/[.M5]" office:value-type="float" office:value="0.947378872120731">
            <text:p>0,947378872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3^i con tod</text:p>
          </table:table-cell>
          <table:table-cell office:value-type="float" office:value="5137">
            <text:p>513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3^i con tod</text:p>
          </table:table-cell>
          <table:table-cell office:value-type="float" office:value="5036">
            <text:p>503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3^i con tod</text:p>
          </table:table-cell>
          <table:table-cell office:value-type="float" office:value="4801">
            <text:p>4801</text:p>
          </table:table-cell>
          <table:table-cell table:formula="of:=[.D6]/[.M6]" office:value-type="float" office:value="0.839776106349484">
            <text:p>0,8397761063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3^i con tod</text:p>
          </table:table-cell>
          <table:table-cell office:value-type="float" office:value="6078">
            <text:p>6078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3^i con tod</text:p>
          </table:table-cell>
          <table:table-cell office:value-type="float" office:value="5717">
            <text:p>571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string">
            <text:p>3^i con tod</text:p>
          </table:table-cell>
          <table:table-cell office:value-type="float" office:value="4901">
            <text:p>4901</text:p>
          </table:table-cell>
          <table:table-cell table:formula="of:=[.D7]/[.M7]" office:value-type="float" office:value="0.766020631447327">
            <text:p>0,7660206314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3^i con tod</text:p>
          </table:table-cell>
          <table:table-cell office:value-type="float" office:value="7019">
            <text:p>7019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3^i con tod</text:p>
          </table:table-cell>
          <table:table-cell office:value-type="float" office:value="6398">
            <text:p>6398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string">
            <text:p>3^i con tod</text:p>
          </table:table-cell>
          <table:table-cell office:value-type="float" office:value="5882">
            <text:p>5882</text:p>
          </table:table-cell>
          <table:table-cell table:formula="of:=[.D8]/[.M8]" office:value-type="float" office:value="0.830908320384235">
            <text:p>0,8309083204</text:p>
          </table:table-cell>
          <table:table-cell/>
          <table:table-cell office:value-type="float" office:value="179">
            <text:p>179</text:p>
          </table:table-cell>
          <table:table-cell office:value-type="string">
            <text:p>3^i con tod</text:p>
          </table:table-cell>
          <table:table-cell office:value-type="float" office:value="7960">
            <text:p>7960</text:p>
          </table:table-cell>
          <table:table-cell/>
          <table:table-cell office:value-type="float" office:value="179">
            <text:p>179</text:p>
          </table:table-cell>
          <table:table-cell office:value-type="string">
            <text:p>3^i con tod</text:p>
          </table:table-cell>
          <table:table-cell office:value-type="float" office:value="7079">
            <text:p>7079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string">
            <text:p>3^i con tod</text:p>
          </table:table-cell>
          <table:table-cell office:value-type="float" office:value="6862">
            <text:p>6862</text:p>
          </table:table-cell>
          <table:table-cell table:formula="of:=[.D9]/[.M9]" office:value-type="float" office:value="0.884278350515464">
            <text:p>0,8842783505</text:p>
          </table:table-cell>
          <table:table-cell/>
          <table:table-cell office:value-type="float" office:value="543">
            <text:p>543</text:p>
          </table:table-cell>
          <table:table-cell office:value-type="string">
            <text:p>3^i con tod</text:p>
          </table:table-cell>
          <table:table-cell office:value-type="float" office:value="8901">
            <text:p>8901</text:p>
          </table:table-cell>
          <table:table-cell/>
          <table:table-cell office:value-type="float" office:value="543">
            <text:p>543</text:p>
          </table:table-cell>
          <table:table-cell office:value-type="string">
            <text:p>3^i con tod</text:p>
          </table:table-cell>
          <table:table-cell office:value-type="float" office:value="7760">
            <text:p>7760</text:p>
          </table:table-cell>
        </table:table-row>
        <table:table-row table:style-name="ro1">
          <table:table-cell/>
          <table:table-cell office:value-type="float" office:value="1636">
            <text:p>1636</text:p>
          </table:table-cell>
          <table:table-cell office:value-type="string">
            <text:p>3^i con tod</text:p>
          </table:table-cell>
          <table:table-cell office:value-type="float" office:value="6862">
            <text:p>6862</text:p>
          </table:table-cell>
          <table:table-cell table:formula="of:=[.D10]/[.M10]" office:value-type="float" office:value="0.81293685582277">
            <text:p>0,8129368558</text:p>
          </table:table-cell>
          <table:table-cell/>
          <table:table-cell office:value-type="float" office:value="1636">
            <text:p>1636</text:p>
          </table:table-cell>
          <table:table-cell office:value-type="string">
            <text:p>3^i con tod</text:p>
          </table:table-cell>
          <table:table-cell office:value-type="float" office:value="9842">
            <text:p>9842</text:p>
          </table:table-cell>
          <table:table-cell/>
          <table:table-cell office:value-type="float" office:value="1636">
            <text:p>1636</text:p>
          </table:table-cell>
          <table:table-cell office:value-type="string">
            <text:p>3^i con tod</text:p>
          </table:table-cell>
          <table:table-cell office:value-type="float" office:value="8441">
            <text:p>8441</text:p>
          </table:table-cell>
        </table:table-row>
        <table:table-row table:style-name="ro1">
          <table:table-cell/>
          <table:table-cell office:value-type="float" office:value="4916">
            <text:p>4916</text:p>
          </table:table-cell>
          <table:table-cell office:value-type="string">
            <text:p>3^i con tod</text:p>
          </table:table-cell>
          <table:table-cell office:value-type="float" office:value="7842">
            <text:p>7842</text:p>
          </table:table-cell>
          <table:table-cell table:formula="of:=[.D11]/[.M11]" office:value-type="float" office:value="0.859679894759921">
            <text:p>0,8596798948</text:p>
          </table:table-cell>
          <table:table-cell/>
          <table:table-cell office:value-type="float" office:value="4916">
            <text:p>4916</text:p>
          </table:table-cell>
          <table:table-cell office:value-type="string">
            <text:p>3^i con tod</text:p>
          </table:table-cell>
          <table:table-cell office:value-type="float" office:value="10783">
            <text:p>10783</text:p>
          </table:table-cell>
          <table:table-cell/>
          <table:table-cell office:value-type="float" office:value="4916">
            <text:p>4916</text:p>
          </table:table-cell>
          <table:table-cell office:value-type="string">
            <text:p>3^i con tod</text:p>
          </table:table-cell>
          <table:table-cell office:value-type="float" office:value="9122">
            <text:p>9122</text:p>
          </table:table-cell>
        </table:table-row>
        <table:table-row table:style-name="ro1">
          <table:table-cell/>
          <table:table-cell office:value-type="float" office:value="14757">
            <text:p>14757</text:p>
          </table:table-cell>
          <table:table-cell office:value-type="string">
            <text:p>3^i con tod</text:p>
          </table:table-cell>
          <table:table-cell office:value-type="float" office:value="8823">
            <text:p>8823</text:p>
          </table:table-cell>
          <table:table-cell table:formula="of:=[.D12]/[.M12]" office:value-type="float" office:value="0.90003060287667">
            <text:p>0,9000306029</text:p>
          </table:table-cell>
          <table:table-cell/>
          <table:table-cell office:value-type="float" office:value="14757">
            <text:p>14757</text:p>
          </table:table-cell>
          <table:table-cell office:value-type="string">
            <text:p>3^i con tod</text:p>
          </table:table-cell>
          <table:table-cell office:value-type="float" office:value="27448">
            <text:p>27448</text:p>
          </table:table-cell>
          <table:table-cell/>
          <table:table-cell office:value-type="float" office:value="14757">
            <text:p>14757</text:p>
          </table:table-cell>
          <table:table-cell office:value-type="string">
            <text:p>3^i con tod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/>
          <table:table-cell office:value-type="float" office:value="44281">
            <text:p>44281</text:p>
          </table:table-cell>
          <table:table-cell office:value-type="string">
            <text:p>3^i con tod</text:p>
          </table:table-cell>
          <table:table-cell office:value-type="float" office:value="9312">
            <text:p>9312</text:p>
          </table:table-cell>
          <table:table-cell table:formula="of:=[.D13]/[.M13]" office:value-type="float" office:value="0.633297062023939">
            <text:p>0,633297062</text:p>
          </table:table-cell>
          <table:table-cell/>
          <table:table-cell office:value-type="float" office:value="44281">
            <text:p>44281</text:p>
          </table:table-cell>
          <table:table-cell office:value-type="string">
            <text:p>3^i con tod</text:p>
          </table:table-cell>
          <table:table-cell office:value-type="float" office:value="58818">
            <text:p>58818</text:p>
          </table:table-cell>
          <table:table-cell/>
          <table:table-cell office:value-type="float" office:value="44281">
            <text:p>44281</text:p>
          </table:table-cell>
          <table:table-cell office:value-type="string">
            <text:p>3^i con tod</text:p>
          </table:table-cell>
          <table:table-cell office:value-type="float" office:value="14704">
            <text:p>14704</text:p>
          </table:table-cell>
        </table:table-row>
        <table:table-row table:style-name="ro1">
          <table:table-cell/>
          <table:table-cell office:value-type="float" office:value="132854">
            <text:p>132854</text:p>
          </table:table-cell>
          <table:table-cell office:value-type="string">
            <text:p>3^i con tod</text:p>
          </table:table-cell>
          <table:table-cell office:value-type="float" office:value="9803">
            <text:p>9803</text:p>
          </table:table-cell>
          <table:table-cell table:formula="of:=[.D14]/[.M14]" office:value-type="float" office:value="0.408169213473789">
            <text:p>0,4081692135</text:p>
          </table:table-cell>
          <table:table-cell/>
          <table:table-cell office:value-type="float" office:value="132854">
            <text:p>132854</text:p>
          </table:table-cell>
          <table:table-cell office:value-type="string">
            <text:p>3^i con tod</text:p>
          </table:table-cell>
          <table:table-cell office:value-type="float" office:value="244581">
            <text:p>244581</text:p>
          </table:table-cell>
          <table:table-cell/>
          <table:table-cell office:value-type="float" office:value="132854">
            <text:p>132854</text:p>
          </table:table-cell>
          <table:table-cell office:value-type="string">
            <text:p>3^i con tod</text:p>
          </table:table-cell>
          <table:table-cell office:value-type="float" office:value="24017">
            <text:p>24017</text:p>
          </table:table-cell>
        </table:table-row>
        <table:table-row table:style-name="ro1">
          <table:table-cell/>
          <table:table-cell office:value-type="float" office:value="398574">
            <text:p>398574</text:p>
          </table:table-cell>
          <table:table-cell office:value-type="string">
            <text:p>3^i con tod</text:p>
          </table:table-cell>
          <table:table-cell office:value-type="float" office:value="18625">
            <text:p>18625</text:p>
          </table:table-cell>
          <table:table-cell table:formula="of:=[.D15]/[.M15]" office:value-type="float" office:value="0.469119943579669">
            <text:p>0,4691199436</text:p>
          </table:table-cell>
          <table:table-cell/>
          <table:table-cell office:value-type="float" office:value="398574">
            <text:p>398574</text:p>
          </table:table-cell>
          <table:table-cell office:value-type="string">
            <text:p>3^i con tod</text:p>
          </table:table-cell>
          <table:table-cell office:value-type="float" office:value="585721">
            <text:p>585721</text:p>
          </table:table-cell>
          <table:table-cell/>
          <table:table-cell office:value-type="float" office:value="398574">
            <text:p>398574</text:p>
          </table:table-cell>
          <table:table-cell office:value-type="string">
            <text:p>3^i con tod</text:p>
          </table:table-cell>
          <table:table-cell office:value-type="float" office:value="39702">
            <text:p>39702</text:p>
          </table:table-cell>
        </table:table-row>
        <table:table-row table:style-name="ro1">
          <table:table-cell/>
          <table:table-cell office:value-type="float" office:value="1195735">
            <text:p>1195735</text:p>
          </table:table-cell>
          <table:table-cell office:value-type="string">
            <text:p>3^i con tod</text:p>
          </table:table-cell>
          <table:table-cell office:value-type="float" office:value="18625">
            <text:p>18625</text:p>
          </table:table-cell>
          <table:table-cell table:formula="of:=[.D16]/[.M16]" office:value-type="float" office:value="0.277364110201042">
            <text:p>0,2773641102</text:p>
          </table:table-cell>
          <table:table-cell/>
          <table:table-cell office:value-type="float" office:value="1195735">
            <text:p>1195735</text:p>
          </table:table-cell>
          <table:table-cell office:value-type="string">
            <text:p>3^i con tod</text:p>
          </table:table-cell>
          <table:table-cell office:value-type="float" office:value="1226827">
            <text:p>1226827</text:p>
          </table:table-cell>
          <table:table-cell/>
          <table:table-cell office:value-type="float" office:value="1195735">
            <text:p>1195735</text:p>
          </table:table-cell>
          <table:table-cell office:value-type="string">
            <text:p>3^i con tod</text:p>
          </table:table-cell>
          <table:table-cell office:value-type="float" office:value="67150">
            <text:p>67150</text:p>
          </table:table-cell>
        </table:table-row>
        <table:table-row table:style-name="ro1">
          <table:table-cell/>
          <table:table-cell office:value-type="float" office:value="3587219">
            <text:p>3587219</text:p>
          </table:table-cell>
          <table:table-cell office:value-type="string">
            <text:p>3^i con tod</text:p>
          </table:table-cell>
          <table:table-cell office:value-type="float" office:value="19115">
            <text:p>19115</text:p>
          </table:table-cell>
          <table:table-cell table:formula="of:=[.D17]/[.M17]" office:value-type="float" office:value="0.330497778238844">
            <text:p>0,3304977782</text:p>
          </table:table-cell>
          <table:table-cell/>
          <table:table-cell office:value-type="float" office:value="3587219">
            <text:p>3587219</text:p>
          </table:table-cell>
          <table:table-cell office:value-type="string">
            <text:p>3^i con tod</text:p>
          </table:table-cell>
          <table:table-cell office:value-type="float" office:value="3199651">
            <text:p>3199651</text:p>
          </table:table-cell>
          <table:table-cell/>
          <table:table-cell office:value-type="float" office:value="3587219">
            <text:p>3587219</text:p>
          </table:table-cell>
          <table:table-cell office:value-type="string">
            <text:p>3^i con tod</text:p>
          </table:table-cell>
          <table:table-cell office:value-type="float" office:value="57837">
            <text:p>57837</text:p>
          </table:table-cell>
        </table:table-row>
        <table:table-row table:style-name="ro1">
          <table:table-cell/>
          <table:table-cell office:value-type="float" office:value="10761672">
            <text:p>10761672</text:p>
          </table:table-cell>
          <table:table-cell office:value-type="string">
            <text:p>3^i con tod</text:p>
          </table:table-cell>
          <table:table-cell office:value-type="float" office:value="26468">
            <text:p>26468</text:p>
          </table:table-cell>
          <table:table-cell table:formula="of:=[.D18]/[.M18]" office:value-type="float" office:value="0.200001511270298">
            <text:p>0,2000015113</text:p>
          </table:table-cell>
          <table:table-cell/>
          <table:table-cell office:value-type="float" office:value="10761672">
            <text:p>10761672</text:p>
          </table:table-cell>
          <table:table-cell office:value-type="string">
            <text:p>3^i con tod</text:p>
          </table:table-cell>
          <table:table-cell office:value-type="float" office:value="9309768">
            <text:p>9309768</text:p>
          </table:table-cell>
          <table:table-cell/>
          <table:table-cell office:value-type="float" office:value="10761672">
            <text:p>10761672</text:p>
          </table:table-cell>
          <table:table-cell office:value-type="string">
            <text:p>3^i con tod</text:p>
          </table:table-cell>
          <table:table-cell office:value-type="float" office:value="132339">
            <text:p>132339</text:p>
          </table:table-cell>
        </table:table-row>
        <table:table-row table:style-name="ro1">
          <table:table-cell/>
          <table:table-cell office:value-type="float" office:value="32285032">
            <text:p>32285032</text:p>
          </table:table-cell>
          <table:table-cell office:value-type="string">
            <text:p>3^i con tod</text:p>
          </table:table-cell>
          <table:table-cell office:value-type="float" office:value="26468">
            <text:p>26468</text:p>
          </table:table-cell>
          <table:table-cell table:formula="of:=[.D19]/[.M19]" office:value-type="float" office:value="0.130121429624896">
            <text:p>0,1301214296</text:p>
          </table:table-cell>
          <table:table-cell/>
          <table:table-cell office:value-type="float" office:value="32285032">
            <text:p>32285032</text:p>
          </table:table-cell>
          <table:table-cell office:value-type="string">
            <text:p>3^i con tod</text:p>
          </table:table-cell>
          <table:table-cell office:value-type="float" office:value="24291465">
            <text:p>24291465</text:p>
          </table:table-cell>
          <table:table-cell/>
          <table:table-cell office:value-type="float" office:value="32285032">
            <text:p>32285032</text:p>
          </table:table-cell>
          <table:table-cell office:value-type="string">
            <text:p>3^i con tod</text:p>
          </table:table-cell>
          <table:table-cell office:value-type="float" office:value="203410">
            <text:p>203410</text:p>
          </table:table-cell>
        </table:table-row>
        <table:table-row table:style-name="ro1">
          <table:table-cell/>
          <table:table-cell office:value-type="float" office:value="96855113">
            <text:p>96855113</text:p>
          </table:table-cell>
          <table:table-cell office:value-type="string">
            <text:p>3^i con tod</text:p>
          </table:table-cell>
          <table:table-cell office:value-type="float" office:value="31860">
            <text:p>31860</text:p>
          </table:table-cell>
          <table:table-cell table:formula="of:=[.D20]/[.M20]" office:value-type="float" office:value="0.103670778572103">
            <text:p>0,1036707786</text:p>
          </table:table-cell>
          <table:table-cell/>
          <table:table-cell office:value-type="float" office:value="96855113">
            <text:p>96855113</text:p>
          </table:table-cell>
          <table:table-cell office:value-type="string">
            <text:p>3^i con tod</text:p>
          </table:table-cell>
          <table:table-cell office:value-type="float" office:value="77506733">
            <text:p>77506733</text:p>
          </table:table-cell>
          <table:table-cell/>
          <table:table-cell office:value-type="float" office:value="96855113">
            <text:p>96855113</text:p>
          </table:table-cell>
          <table:table-cell office:value-type="string">
            <text:p>3^i con tod</text:p>
          </table:table-cell>
          <table:table-cell office:value-type="float" office:value="307319">
            <text:p>307319</text:p>
          </table:table-cell>
        </table:table-row>
        <table:table-row table:style-name="ro1">
          <table:table-cell/>
          <table:table-cell office:value-type="float" office:value="290565357">
            <text:p>290565357</text:p>
          </table:table-cell>
          <table:table-cell office:value-type="string">
            <text:p>3^i con tod</text:p>
          </table:table-cell>
          <table:table-cell office:value-type="float" office:value="32839">
            <text:p>32839</text:p>
          </table:table-cell>
          <table:table-cell table:formula="of:=[.D21]/[.M21]" office:value-type="float" office:value="0.0598203876420869">
            <text:p>0,0598203876</text:p>
          </table:table-cell>
          <table:table-cell/>
          <table:table-cell office:value-type="float" office:value="290565357">
            <text:p>290565357</text:p>
          </table:table-cell>
          <table:table-cell office:value-type="string">
            <text:p>3^i con tod</text:p>
          </table:table-cell>
          <table:table-cell office:value-type="float" office:value="232172199">
            <text:p>232172199</text:p>
          </table:table-cell>
          <table:table-cell/>
          <table:table-cell office:value-type="float" office:value="290565357">
            <text:p>290565357</text:p>
          </table:table-cell>
          <table:table-cell office:value-type="string">
            <text:p>3^i con tod</text:p>
          </table:table-cell>
          <table:table-cell office:value-type="float" office:value="548960">
            <text:p>548960</text:p>
          </table:table-cell>
        </table:table-row>
        <table:table-row table:style-name="ro1">
          <table:table-cell/>
          <table:table-cell office:value-type="float" office:value="581130733">
            <text:p>581130733</text:p>
          </table:table-cell>
          <table:table-cell office:value-type="string">
            <text:p>3^i con tod</text:p>
          </table:table-cell>
          <table:table-cell office:value-type="float" office:value="39211">
            <text:p>39211</text:p>
          </table:table-cell>
          <table:table-cell table:formula="of:=[.D22]/[.M22]" office:value-type="float" office:value="0.0430797796076665">
            <text:p>0,0430797796</text:p>
          </table:table-cell>
          <table:table-cell/>
          <table:table-cell office:value-type="float" office:value="581130733">
            <text:p>581130733</text:p>
          </table:table-cell>
          <table:table-cell office:value-type="string">
            <text:p>3^i con tod</text:p>
          </table:table-cell>
          <table:table-cell office:value-type="float" office:value="685950593">
            <text:p>685950593</text:p>
          </table:table-cell>
          <table:table-cell/>
          <table:table-cell office:value-type="float" office:value="581130733">
            <text:p>581130733</text:p>
          </table:table-cell>
          <table:table-cell office:value-type="string">
            <text:p>3^i con tod</text:p>
          </table:table-cell>
          <table:table-cell office:value-type="float" office:value="910195">
            <text:p>910195</text:p>
          </table:table-cell>
        </table:table-row>
        <table:table-row table:style-name="ro1">
          <table:table-cell/>
          <table:table-cell office:value-type="float" office:value="1743392200">
            <text:p>1743392200</text:p>
          </table:table-cell>
          <table:table-cell office:value-type="string">
            <text:p>3^i con tod</text:p>
          </table:table-cell>
          <table:table-cell office:value-type="float" office:value="41535">
            <text:p>41535</text:p>
          </table:table-cell>
          <table:table-cell table:formula="of:=[.D23]/[.M23]" office:value-type="float" office:value="0.0264980133667118">
            <text:p>0,0264980134</text:p>
          </table:table-cell>
          <table:table-cell/>
          <table:table-cell office:value-type="float" office:value="1743392200">
            <text:p>1743392200</text:p>
          </table:table-cell>
          <table:table-cell office:value-type="string">
            <text:p>3^i con tod</text:p>
          </table:table-cell>
          <table:table-cell office:value-type="float" office:value="2001823582">
            <text:p>2001823582</text:p>
          </table:table-cell>
          <table:table-cell/>
          <table:table-cell office:value-type="float" office:value="1743392200">
            <text:p>1743392200</text:p>
          </table:table-cell>
          <table:table-cell office:value-type="string">
            <text:p>3^i con tod</text:p>
          </table:table-cell>
          <table:table-cell office:value-type="float" office:value="1567476">
            <text:p>1567476</text:p>
          </table:table-cell>
        </table:table-row>
        <table:table-row table:style-name="ro1">
          <table:table-cell/>
          <table:table-cell office:value-type="float" office:value="5230176601">
            <text:p>5230176601</text:p>
          </table:table-cell>
          <table:table-cell office:value-type="string">
            <text:p>3^i con tod</text:p>
          </table:table-cell>
          <table:table-cell office:value-type="float" office:value="53915">
            <text:p>53915</text:p>
          </table:table-cell>
          <table:table-cell table:formula="of:=[.D24]/[.M24]" office:value-type="float" office:value="0.0202762366943661">
            <text:p>0,0202762367</text:p>
          </table:table-cell>
          <table:table-cell/>
          <table:table-cell office:value-type="float" office:value="5230176601">
            <text:p>5230176601</text:p>
          </table:table-cell>
          <table:table-cell office:value-type="string">
            <text:p>3^i con tod</text:p>
          </table:table-cell>
          <table:table-cell office:value-type="float" office:value="5920613350">
            <text:p>5920613350</text:p>
          </table:table-cell>
          <table:table-cell/>
          <table:table-cell office:value-type="float" office:value="5230176601">
            <text:p>5230176601</text:p>
          </table:table-cell>
          <table:table-cell office:value-type="string">
            <text:p>3^i con tod</text:p>
          </table:table-cell>
          <table:table-cell office:value-type="float" office:value="2659024">
            <text:p>2659024</text:p>
          </table:table-cell>
        </table:table-row>
        <table:table-row table:style-name="ro1">
          <table:table-cell table:number-columns-repeated="4"/>
          <table:table-cell table:formula="of:=SUM([.E4:.E24])" office:value-type="float" office:value="10.6106641104893">
            <text:p>10,610664110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E25]/20" office:value-type="float" office:value="0.530533205524467">
            <text:p>0,530533205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650">
            <text:p>4650</text:p>
          </table:table-cell>
          <table:table-cell office:value-type="float" office:value="4355">
            <text:p>4355</text:p>
          </table:table-cell>
          <table:table-cell office:value-type="string">
            <text:p>1.06773823191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771">
            <text:p>4771</text:p>
          </table:table-cell>
          <table:table-cell office:value-type="float" office:value="5036">
            <text:p>5036</text:p>
          </table:table-cell>
          <table:table-cell office:value-type="string">
            <text:p>0.9473788721207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4801">
            <text:p>4801</text:p>
          </table:table-cell>
          <table:table-cell office:value-type="float" office:value="5717">
            <text:p>5717</text:p>
          </table:table-cell>
          <table:table-cell office:value-type="string">
            <text:p>0.8397761063494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4901">
            <text:p>4901</text:p>
          </table:table-cell>
          <table:table-cell office:value-type="float" office:value="6398">
            <text:p>6398</text:p>
          </table:table-cell>
          <table:table-cell office:value-type="string">
            <text:p>0.766020631447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float" office:value="5882">
            <text:p>5882</text:p>
          </table:table-cell>
          <table:table-cell office:value-type="float" office:value="7079">
            <text:p>7079</text:p>
          </table:table-cell>
          <table:table-cell office:value-type="string">
            <text:p>0.8309083203842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6862">
            <text:p>6862</text:p>
          </table:table-cell>
          <table:table-cell office:value-type="float" office:value="7760">
            <text:p>7760</text:p>
          </table:table-cell>
          <table:table-cell office:value-type="string">
            <text:p>0.8842783505154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36">
            <text:p>1636</text:p>
          </table:table-cell>
          <table:table-cell office:value-type="float" office:value="6862">
            <text:p>6862</text:p>
          </table:table-cell>
          <table:table-cell office:value-type="float" office:value="8441">
            <text:p>8441</text:p>
          </table:table-cell>
          <table:table-cell office:value-type="string">
            <text:p>0.81293685582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16">
            <text:p>4916</text:p>
          </table:table-cell>
          <table:table-cell office:value-type="float" office:value="7842">
            <text:p>7842</text:p>
          </table:table-cell>
          <table:table-cell office:value-type="float" office:value="9122">
            <text:p>9122</text:p>
          </table:table-cell>
          <table:table-cell office:value-type="string">
            <text:p>0.8596798947599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57">
            <text:p>14757</text:p>
          </table:table-cell>
          <table:table-cell office:value-type="float" office:value="8823">
            <text:p>8823</text:p>
          </table:table-cell>
          <table:table-cell office:value-type="float" office:value="9803">
            <text:p>9803</text:p>
          </table:table-cell>
          <table:table-cell office:value-type="string">
            <text:p>0.90003060287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281">
            <text:p>44281</text:p>
          </table:table-cell>
          <table:table-cell office:value-type="float" office:value="9312">
            <text:p>9312</text:p>
          </table:table-cell>
          <table:table-cell office:value-type="float" office:value="14704">
            <text:p>14704</text:p>
          </table:table-cell>
          <table:table-cell office:value-type="string">
            <text:p>0.63329706202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854">
            <text:p>132854</text:p>
          </table:table-cell>
          <table:table-cell office:value-type="float" office:value="9803">
            <text:p>9803</text:p>
          </table:table-cell>
          <table:table-cell office:value-type="float" office:value="24017">
            <text:p>24017</text:p>
          </table:table-cell>
          <table:table-cell office:value-type="string">
            <text:p>0.4081692134737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8574">
            <text:p>398574</text:p>
          </table:table-cell>
          <table:table-cell office:value-type="float" office:value="18625">
            <text:p>18625</text:p>
          </table:table-cell>
          <table:table-cell office:value-type="float" office:value="39702">
            <text:p>39702</text:p>
          </table:table-cell>
          <table:table-cell office:value-type="string">
            <text:p>0.4691199435796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5735">
            <text:p>1195735</text:p>
          </table:table-cell>
          <table:table-cell office:value-type="float" office:value="18625">
            <text:p>18625</text:p>
          </table:table-cell>
          <table:table-cell office:value-type="float" office:value="67150">
            <text:p>67150</text:p>
          </table:table-cell>
          <table:table-cell office:value-type="string">
            <text:p>0.277364110201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87219">
            <text:p>3587219</text:p>
          </table:table-cell>
          <table:table-cell office:value-type="float" office:value="19115">
            <text:p>19115</text:p>
          </table:table-cell>
          <table:table-cell office:value-type="float" office:value="57837">
            <text:p>57837</text:p>
          </table:table-cell>
          <table:table-cell office:value-type="string">
            <text:p>0.330497778238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61672">
            <text:p>10761672</text:p>
          </table:table-cell>
          <table:table-cell office:value-type="float" office:value="26468">
            <text:p>26468</text:p>
          </table:table-cell>
          <table:table-cell office:value-type="float" office:value="132339">
            <text:p>132339</text:p>
          </table:table-cell>
          <table:table-cell office:value-type="string">
            <text:p>0.2000015112702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285032">
            <text:p>32285032</text:p>
          </table:table-cell>
          <table:table-cell office:value-type="float" office:value="26468">
            <text:p>26468</text:p>
          </table:table-cell>
          <table:table-cell office:value-type="float" office:value="203410">
            <text:p>203410</text:p>
          </table:table-cell>
          <table:table-cell office:value-type="string">
            <text:p>0.1301214296248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855113">
            <text:p>96855113</text:p>
          </table:table-cell>
          <table:table-cell office:value-type="float" office:value="31860">
            <text:p>31860</text:p>
          </table:table-cell>
          <table:table-cell office:value-type="float" office:value="307319">
            <text:p>307319</text:p>
          </table:table-cell>
          <table:table-cell office:value-type="string">
            <text:p>0.1036707785721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0565357">
            <text:p>290565357</text:p>
          </table:table-cell>
          <table:table-cell office:value-type="float" office:value="32839">
            <text:p>32839</text:p>
          </table:table-cell>
          <table:table-cell office:value-type="float" office:value="548960">
            <text:p>548960</text:p>
          </table:table-cell>
          <table:table-cell office:value-type="string">
            <text:p>0.05982038764208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1130733">
            <text:p>581130733</text:p>
          </table:table-cell>
          <table:table-cell office:value-type="float" office:value="39211">
            <text:p>39211</text:p>
          </table:table-cell>
          <table:table-cell office:value-type="float" office:value="910195">
            <text:p>910195</text:p>
          </table:table-cell>
          <table:table-cell office:value-type="string">
            <text:p>0.04307977960766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3392200">
            <text:p>1743392200</text:p>
          </table:table-cell>
          <table:table-cell office:value-type="float" office:value="41535">
            <text:p>41535</text:p>
          </table:table-cell>
          <table:table-cell office:value-type="float" office:value="1567476">
            <text:p>1567476</text:p>
          </table:table-cell>
          <table:table-cell office:value-type="string">
            <text:p>0.02649801336671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30176601">
            <text:p>5230176601</text:p>
          </table:table-cell>
          <table:table-cell office:value-type="float" office:value="53915">
            <text:p>53915</text:p>
          </table:table-cell>
          <table:table-cell office:value-type="float" office:value="2659024">
            <text:p>2659024</text:p>
          </table:table-cell>
          <table:table-cell office:value-type="string">
            <text:p>0.0202762366943661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string">
            <text:p>10.6106641104893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string">
            <text:p>0.530533205524467</text:p>
          </table:table-cell>
          <table:table-cell table:number-columns-repeated="8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29/08/2016</text:date>, <text:time>09:15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8-28T17:26:39</meta:creation-date>
    <dc:date>2016-08-29T09:15:43</dc:date>
    <dc:creator>Guido Tripodi</dc:creator>
    <meta:editing-duration>PT11H7M23S</meta:editing-duration>
    <meta:editing-cycles>2</meta:editing-cycles>
    <meta:generator>OpenOffice/4.1.0$Linux OpenOffice.org_project/410m18$Build-9764</meta:generator>
    <meta:document-statistic meta:table-count="3" meta:cell-count="312" meta:object-count="0"/>
  </office:meta>
</office:document-meta>
</file>